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16" calcext:value-type="float">
            <text:p>416</text:p>
          </table:table-cell>
          <table:table-cell table:style-name="ce7" table:formula="of:=COUNTIF([.B7:.B454];&quot;X&quot;)" office:value-type="float" office:value="351" calcext:value-type="float">
            <text:p>351</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47" calcext:value-type="float">
            <text:p>44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3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01">00/00/0000</text:date>, <text:time style:data-style-name="N2" text:time-value="20:59:05.90355183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01T20:59:25.287195849</dc:date>
    <meta:editing-duration>PT14H5M55S</meta:editing-duration>
    <meta:editing-cycles>388</meta:editing-cycles>
    <meta:document-statistic meta:table-count="1" meta:cell-count="2490" meta:object-count="0"/>
  </office:meta>
</office:document-meta>
</file>